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3pt" officeooo:rsid="001330d1" officeooo:paragraph-rsid="001330d1" style:font-size-asian="13pt" style:font-size-complex="13pt"/>
    </style:style>
    <style:style style:name="P2" style:family="paragraph" style:parent-style-name="Standard">
      <style:paragraph-properties fo:text-align="start" style:justify-single-word="false"/>
      <style:text-properties fo:font-size="13pt" officeooo:rsid="001330d1" officeooo:paragraph-rsid="001330d1" style:font-size-asian="13pt" style:font-size-complex="13pt"/>
    </style:style>
    <style:style style:name="P3" style:family="paragraph" style:parent-style-name="Standard">
      <style:paragraph-properties fo:text-align="start" style:justify-single-word="false"/>
      <style:text-properties fo:font-size="13pt" officeooo:rsid="001330d1" officeooo:paragraph-rsid="0018be13" style:font-size-asian="13pt" style:font-size-complex="13pt"/>
    </style:style>
    <style:style style:name="P4" style:family="paragraph" style:parent-style-name="Standard">
      <style:paragraph-properties fo:text-align="start" style:justify-single-word="false"/>
      <style:text-properties fo:font-size="13pt" officeooo:rsid="0016eecc" officeooo:paragraph-rsid="0016eecc" style:font-size-asian="13pt" style:font-size-complex="13pt"/>
    </style:style>
    <style:style style:name="T1" style:family="text">
      <style:text-properties officeooo:rsid="0014e114"/>
    </style:style>
    <style:style style:name="T2" style:family="text">
      <style:text-properties officeooo:rsid="0017069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ructuras de mercados competitivos </text:p>
      <text:p text:style-name="P3">La lectura hace un gran trabajo de definir 4 de los principales tipos de mercado, competencia perfecta, competencia monopolostica, oligopolio <text:s/>y monopolio. Cada uno con distintas caracteristicas en sus ofertas y demandas, restricciones y cantidad de empresas. Nos menciona sobre la dominancia del mercado de cada uno de estos mercados, o mas bien se miden ciertos mercados para definir el tipo de mercando en el que se encuentra. <text:span text:style-name="T1">El monopolio es el primer extremo en el cual existe solo una empresa o productor, existen restricciones para nuevas empresas y asi mantener la dominancia, esto tambien le da el control de los precios a esta misma empresa. La competencia competitiva es el otro extremo, es donde existe un cantidad plena de productores y compradores, donde nuevas empresas no tienen restriccion y exite un fluyo constante y movimiento de riquezas. Los otros dos se encuentran en medio de el espectro, el oligopolio es cuando existen pocas empresas pero no hay resticcion de nuevas, su demanda es mas baja y asi una cantidad menos pero dominada. La competencia monopolistica es cuando existe un solo comprador y varios productores, este puede ser para un bien secundario que tiene de varios posibles productores de materia prima. </text:span></text:p>
      <text:p text:style-name="P3"/>
      <text:p text:style-name="P3"><text:span text:style-name="T1">El dilema en un plano real que este nos menciona es que existen diveras fromas de clasifica estos mercados pero estos no son del total perfecto. Los factores reales como los gustos, las distintas empresas con multiples producciones y problemas en la estructura y distrubucion de recursos puede allterar esta infromacion, y asi tener datos precios sobre ellos. Para asi poder lograr una estructura de mercado perfecta se debe comprender lo que la limita y como revertir eso, y considerando una produccion responsible en todos los aspectos, no solo el economico. </text:span></text:p>
      <text:p text:style-name="P2"/>
      <text:p text:style-name="P4">Los aspectos sociales y politicos son principales limitantes para un mercado adecuado, que de igual forma puede alterar <text:span text:style-name="T2">como se miden estos mercados para su mejor evaluacion y reguklacion, se debe de tomar en cuenta una mayor prioridad en el bien estar humano para la implementacionde una economia limpia y benefica para todos los puntos de su estructura, comon todo sitema, estan entrelazados todos los aspectos y se deben de tomar todos en cuenta y de igual importancia, la preferencia y limitaciones sobre ciertos aspectos del sistema a la larga trae problemas y “contamina” la econom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4:20:28.762308970</meta:creation-date>
    <dc:date>2019-10-14T14:52:56.718114647</dc:date>
    <meta:editing-duration>PT26M56S</meta:editing-duration>
    <meta:editing-cycles>6</meta:editing-cycles>
    <meta:generator>LibreOffice/6.0.7.3$Linux_X86_64 LibreOffice_project/00m0$Build-3</meta:generator>
    <meta:document-statistic meta:table-count="0" meta:image-count="0" meta:object-count="0" meta:page-count="1" meta:paragraph-count="4" meta:word-count="392" meta:character-count="2429" meta:non-whitespace-character-count="2037"/>
  </office:meta>
</office:document-meta>
</file>